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cdaa" draw:textarea-horizontal-align="justify" draw:textarea-vertical-align="bottom" draw:auto-grow-height="false"/>
    </style:style>
    <style:style style:name="gr2" style:family="graphic" style:parent-style-name="standard">
      <style:graphic-properties draw:fill="solid" draw:fill-color="#bddd8d" draw:textarea-horizontal-align="justify" draw:textarea-vertical-align="bottom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ff9f" draw:textarea-horizontal-align="justify" draw:textarea-vertical-align="top" draw:auto-grow-height="false"/>
    </style:style>
    <style:style style:name="gr5" style:family="graphic" style:parent-style-name="standard">
      <style:graphic-properties draw:fill="solid" draw:fill-color="#f0fff0" draw:textarea-horizontal-align="justify" draw:textarea-vertical-align="top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id="id3" draw:layer="layout" svg:width="8cm" svg:height="10.5cm" svg:x="11cm" svg:y="1.5cm">
          <text:p text:style-name="P1">Выполняется для </text:p>
          <text:p text:style-name="P1">каджого типа документов</text:p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8cm" svg:height="10.5cm" svg:x="1.5cm" svg:y="1.5cm">
          <text:p text:style-name="P1">Выполняется однократно </text:p>
          <text:p text:style-name="P1">для всего набора схем</text:p>
          <draw:enhanced-geometry svg:viewBox="0 0 21600 21600" draw:type="rectangle" draw:enhanced-path="M 0 0 L 21600 0 21600 21600 0 21600 0 0 Z N"/>
        </draw:custom-shape>
        <draw:custom-shape draw:style-name="gr3" draw:text-style-name="P1" draw:id="id6" draw:layer="layout" svg:width="2.5cm" svg:height="1.5cm" svg:x="3cm" svg:y="2cm">
          <text:p text:style-name="P1">XSD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draw:id="id7" draw:layer="layout" svg:width="6cm" svg:height="1cm" svg:x="2cm" svg:y="4cm">
          <text:p text:style-name="P1">Eclipse EMF Plu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4" draw:layer="layout" svg:width="6cm" svg:height="2.5cm" svg:x="12cm" svg:y="2cm">
          <text:p text:style-name="P1">Спецификация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1" draw:id="id5" draw:layer="layout" svg:width="5cm" svg:height="2.5cm" svg:x="12cm" svg:y="5.5cm">
          <text:p text:style-name="P1">Расширенный</text:p>
          <text:p text:style-name="P1">HT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draw:id="id8" draw:layer="layout" svg:width="5.5cm" svg:height="2cm" svg:x="2cm" svg:y="5.5cm">
          <text:p text:style-name="P1">EMF-модель</text:p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id="id9" draw:layer="layout" svg:width="5.5cm" svg:height="2cm" svg:x="2cm" svg:y="8cm">
          <text:p text:style-name="P1">Java-классы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1" draw:id="id10" draw:layer="layout" svg:width="8cm" svg:height="8cm" svg:x="1.5cm" svg:y="15cm">
          <text:p text:style-name="P1">Серверный код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4.5cm" svg:x="2cm" svg:y="16.5cm">
          <text:p text:style-name="P2"><text:span text:style-name="T1">Java-классы </text:span></text:p>
          <text:p text:style-name="P2"><text:span text:style-name="T1">для рефлексивной </text:span></text:p>
          <text:p text:style-name="P2"><text:span text:style-name="T1">работы с </text:span></text:p>
          <text:p text:style-name="P2"><text:span text:style-name="T1">модельными классам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1" draw:id="id11" draw:layer="layout" svg:width="8cm" svg:height="8cm" svg:x="11cm" svg:y="15cm">
          <text:p text:style-name="P1">Клиентский код</text:p>
          <draw:enhanced-geometry svg:viewBox="0 0 21600 21600" draw:type="rectangle" draw:enhanced-path="M 0 0 L 21600 0 21600 21600 0 21600 0 0 Z N"/>
        </draw:custom-shape>
        <draw:custom-shape draw:style-name="gr3" draw:text-style-name="P1" draw:id="id2" draw:layer="layout" svg:width="10.5cm" svg:height="1.5cm" svg:x="5.5cm" svg:y="13cm">
          <text:p text:style-name="P1">Вспомогательный кодогенер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cm" svg:height="4cm" svg:x="11.5cm" svg:y="16.5cm">
          <text:p text:style-name="P1">Java-классы </text:p>
          <text:p text:style-name="P1">для построения </text:p>
          <text:p text:style-name="P1">форм GWT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1" draw:layer="layout" draw:type="line" svg:x1="5.5cm" svg:y1="12cm" svg:x2="10.75cm" svg:y2="13cm" draw:start-shape="id1" draw:start-glue-point="2" draw:end-shape="id2" draw:end-glue-point="0" svg:d="m5500 12000 5250 1000">
          <text:p/>
        </draw:connector>
        <draw:connector draw:style-name="gr6" draw:text-style-name="P1" draw:layer="layout" draw:type="line" svg:x1="15cm" svg:y1="12cm" svg:x2="10.75cm" svg:y2="13cm" draw:start-shape="id3" draw:start-glue-point="2" draw:end-shape="id2" draw:end-glue-point="0" svg:d="m15000 12000-4250 1000">
          <text:p/>
        </draw:connector>
        <draw:connector draw:style-name="gr6" draw:text-style-name="P1" draw:layer="layout" draw:type="line" svg:x1="14.999cm" svg:y1="4.302cm" svg:x2="14.499cm" svg:y2="5.5cm" draw:start-shape="id4" draw:start-glue-point="6" draw:end-shape="id5" draw:end-glue-point="4" svg:d="m14999 4302-500 1198">
          <text:p/>
        </draw:connector>
        <draw:connector draw:style-name="gr6" draw:text-style-name="P1" draw:layer="layout" draw:type="line" svg:x1="4.249cm" svg:y1="3.381cm" svg:x2="5cm" svg:y2="4cm" draw:start-shape="id6" draw:start-glue-point="6" draw:end-shape="id7" svg:d="m4249 3381 751 619">
          <text:p/>
        </draw:connector>
        <draw:connector draw:style-name="gr6" draw:text-style-name="P1" draw:layer="layout" draw:type="line" svg:x1="5cm" svg:y1="5cm" svg:x2="4.999cm" svg:y2="5.5cm" draw:start-shape="id7" draw:start-glue-point="2" draw:end-shape="id8" draw:end-glue-point="4" svg:d="m5000 5000-1 500">
          <text:p/>
        </draw:connector>
        <draw:connector draw:style-name="gr6" draw:text-style-name="P1" draw:layer="layout" draw:type="line" svg:x1="4.499cm" svg:y1="7.5cm" svg:x2="4.749cm" svg:y2="8cm" draw:start-shape="id8" draw:start-glue-point="7" draw:end-shape="id9" draw:end-glue-point="4" svg:d="m4499 7500 250 500">
          <text:p/>
        </draw:connector>
        <draw:connector draw:style-name="gr6" draw:text-style-name="P1" draw:layer="layout" draw:type="line" svg:x1="10.75cm" svg:y1="14.5cm" svg:x2="5.5cm" svg:y2="15cm" draw:start-shape="id2" draw:start-glue-point="2" draw:end-shape="id10" svg:d="m10750 14500-5250 500">
          <text:p/>
        </draw:connector>
        <draw:connector draw:style-name="gr6" draw:text-style-name="P1" draw:layer="layout" draw:type="line" svg:x1="10.75cm" svg:y1="14.5cm" svg:x2="15cm" svg:y2="15cm" draw:start-shape="id2" draw:start-glue-point="2" draw:end-shape="id11" svg:d="m10750 14500 4250 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eav eav</meta:initial-creator>
    <meta:creation-date>2008-10-27T13:04:37.63</meta:creation-date>
    <dc:date>2008-10-27T13:18:28.94</dc:date>
    <dc:creator>eav eav</dc:creator>
    <meta:editing-duration>PT00H13M39S</meta:editing-duration>
    <meta:editing-cycles>30</meta:editing-cycles>
    <meta:generator>OpenOffice.org/3.0$Win32 OpenOffice.org_project/300m9$Build-9358</meta:generator>
    <meta:document-statistic meta:object-count="21"/>
  </office:meta>
</office:document-meta>
</file>